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6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462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e4007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e400"/>
    </style:style>
    <style:style style:name="ce8" style:family="table-cell" style:parent-style-name="Default">
      <style:table-cell-properties fo:background-color="#00caca"/>
    </style:style>
    <style:style style:name="ce9" style:family="table-cell" style:parent-style-name="Default">
      <style:table-cell-properties fo:background-color="#0072e4"/>
    </style:style>
    <style:style style:name="ce10" style:family="table-cell" style:parent-style-name="Default">
      <style:table-cell-properties fo:background-color="#7f00f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8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OCTUBR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style-name="ce6" office:value-type="string" calcext:value-type="string">
            <text:p>Semana 1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style-name="ce7" office:value-type="string" calcext:value-type="string">
            <text:p>Semana 1</text:p>
          </table:table-cell>
          <table:table-cell table:style-name="ce7" office:value-type="string" calcext:value-type="string">
            <text:p>Semana 2</text:p>
          </table:table-cell>
          <table:table-cell table:style-name="ce7" office:value-type="string" calcext:value-type="string">
            <text:p>Semana 3</text:p>
          </table:table-cell>
          <table:table-cell table:style-name="ce7" office:value-type="string" calcext:value-type="string">
            <text:p>Semana 4</text:p>
          </table:table-cell>
          <table:table-cell table:style-name="ce8" office:value-type="string" calcext:value-type="string">
            <text:p>Semana 1</text:p>
          </table:table-cell>
          <table:table-cell table:style-name="ce8" office:value-type="string" calcext:value-type="string">
            <text:p>Semana 2</text:p>
          </table:table-cell>
          <table:table-cell table:style-name="ce8" office:value-type="string" calcext:value-type="string">
            <text:p>Semana 3</text:p>
          </table:table-cell>
          <table:table-cell table:style-name="ce8" office:value-type="string" calcext:value-type="string">
            <text:p>Semana 4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 table:style-name="ce10" office:value-type="string" calcext:value-type="string">
            <text:p>Semana 1</text:p>
          </table:table-cell>
          <table:table-cell table:style-name="ce10" office:value-type="string" calcext:value-type="string">
            <text:p>Semana 2</text:p>
          </table:table-cell>
          <table:table-cell table:style-name="ce10" office:value-type="string" calcext:value-type="string">
            <text:p>Semana 3</text:p>
          </table:table-cell>
          <table:table-cell table:style-name="ce10" office:value-type="string" calcext:value-type="string">
            <text:p>Semana 4</text:p>
          </table:table-cell>
          <table:table-cell/>
        </table:table-row>
        <table:table-row table:style-name="ro1">
          <table:table-cell office:value-type="string" calcext:value-type="string">
            <text:p>[US0001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2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3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4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5]</text:p>
          </table:table-cell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[US0006]</text:p>
          </table:table-cell>
          <table:table-cell table:number-columns-repeated="9"/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[US0007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08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09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10]</text:p>
          </table:table-cell>
          <table:table-cell table:number-columns-repeated="10"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[US0011]</text:p>
          </table:table-cell>
          <table:table-cell table:number-columns-repeated="11"/>
          <table:table-cell table:style-name="ce4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[US0012]</text:p>
          </table:table-cell>
          <table:table-cell table:number-columns-repeated="12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13]</text:p>
          </table:table-cell>
          <table:table-cell table:number-columns-repeated="12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14]</text:p>
          </table:table-cell>
          <table:table-cell table:number-columns-repeated="13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[US0015]</text:p>
          </table:table-cell>
          <table:table-cell table:number-columns-repeated="14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16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7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8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19]</text:p>
          </table:table-cell>
          <table:table-cell table:number-columns-repeated="15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[US0020]</text:p>
          </table:table-cell>
          <table:table-cell table:number-columns-repeated="16"/>
          <table:table-cell table:style-name="ce4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[US0021]</text:p>
          </table:table-cell>
          <table:table-cell table:number-columns-repeated="20"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[US0022]</text:p>
          </table:table-cell>
          <table:table-cell table:number-columns-repeated="21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[US0023]</text:p>
          </table:table-cell>
          <table:table-cell table:number-columns-repeated="2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[US0024]</text:p>
          </table:table-cell>
          <table:table-cell table:number-columns-repeated="23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[US0025]</text:p>
          </table:table-cell>
          <table:table-cell table:number-columns-repeated="2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[US0026]</text:p>
          </table:table-cell>
          <table:table-cell table:number-columns-repeated="2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[US0027]</text:p>
          </table:table-cell>
          <table:table-cell table:number-columns-repeated="2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[US0028]</text:p>
          </table:table-cell>
          <table:table-cell table:number-columns-repeated="2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[DOC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2]</text:p>
          </table:table-cell>
          <table:table-cell/>
          <table:table-cell table:style-name="ce4" table:number-columns-repeated="3"/>
          <table:table-cell table:number-columns-repeated="25"/>
        </table:table-row>
        <table:table-row table:style-name="ro1">
          <table:table-cell office:value-type="string" calcext:value-type="string">
            <text:p>[DOC0003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4]</text:p>
          </table:table-cell>
          <table:table-cell table:number-columns-repeated="2"/>
          <table:table-cell table:style-name="ce4" table:number-columns-repeated="5"/>
          <table:table-cell table:number-columns-repeated="22"/>
        </table:table-row>
        <table:table-row table:style-name="ro1">
          <table:table-cell office:value-type="string" calcext:value-type="string">
            <text:p>[DOC0005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[DOC0006]</text:p>
          </table:table-cell>
          <table:table-cell table:number-columns-repeated="4"/>
          <table:table-cell table:style-name="ce4" table:number-columns-repeated="3"/>
          <table:table-cell table:number-columns-repeated="22"/>
        </table:table-row>
        <table:table-row table:style-name="ro1">
          <table:table-cell office:value-type="string" calcext:value-type="string">
            <text:p>[TT0001]</text:p>
          </table:table-cell>
          <table:table-cell table:style-name="ce4" table:number-columns-repeated="2"/>
          <table:table-cell table:number-columns-repeated="27"/>
        </table:table-row>
        <table:table-row table:style-name="ro1">
          <table:table-cell table:style-name="ce2" table:number-columns-repeated="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22:27.928377213</meta:creation-date>
    <dc:date>2022-05-06T19:44:28.779019548</dc:date>
    <meta:editing-duration>PT50M37S</meta:editing-duration>
    <meta:editing-cycles>2</meta:editing-cycles>
    <meta:generator>LibreOffice/6.2.8.2$Linux_X86_64 LibreOffice_project/20$Build-2</meta:generator>
    <meta:document-statistic meta:table-count="1" meta:cell-count="71" meta:object-count="0"/>
  </office:meta>
</office:document-meta>
</file>